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Calibri" officeooo:paragraph-rsid="00181b09"/>
    </style:style>
    <style:style style:name="P2" style:family="paragraph" style:parent-style-name="Heading_20_3">
      <style:text-properties fo:font-weight="normal" officeooo:paragraph-rsid="001d7f0f" style:font-weight-asian="normal" style:font-weight-complex="normal"/>
    </style:style>
    <style:style style:name="P3" style:family="paragraph" style:parent-style-name="Standard" style:list-style-name="L1">
      <style:text-properties fo:language="el" fo:country="GR" officeooo:rsid="00162317" officeooo:paragraph-rsid="00162317"/>
    </style:style>
    <style:style style:name="P4" style:family="paragraph" style:parent-style-name="Standard" style:list-style-name="L1">
      <style:text-properties officeooo:paragraph-rsid="00181b09"/>
    </style:style>
    <style:style style:name="P5" style:family="paragraph" style:parent-style-name="Standard" style:list-style-name="L4">
      <style:text-properties officeooo:paragraph-rsid="00162317"/>
    </style:style>
    <style:style style:name="P6" style:family="paragraph" style:parent-style-name="Standard" style:list-style-name="L4">
      <style:text-properties fo:font-weight="bold" officeooo:paragraph-rsid="00162317" style:font-weight-asian="bold" style:font-weight-complex="bold"/>
    </style:style>
    <style:style style:name="P7" style:family="paragraph" style:parent-style-name="Standard" style:list-style-name="L6">
      <style:text-properties officeooo:paragraph-rsid="00181b09"/>
    </style:style>
    <style:style style:name="P8" style:family="paragraph" style:parent-style-name="Standard" style:list-style-name="L9">
      <style:text-properties officeooo:paragraph-rsid="00181b09"/>
    </style:style>
    <style:style style:name="P9" style:family="paragraph" style:parent-style-name="Standard">
      <style:text-properties style:font-name="Calibri" fo:font-size="16pt" fo:language="el" fo:country="GR" fo:font-weight="bold" officeooo:rsid="00156aae" officeooo:paragraph-rsid="00156aae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Calibri" fo:font-size="16pt" fo:font-weight="bold" officeooo:paragraph-rsid="00181b09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Calibri" fo:language="el" fo:country="GR" officeooo:rsid="00156aae" officeooo:paragraph-rsid="00156aae"/>
    </style:style>
    <style:style style:name="P12" style:family="paragraph" style:parent-style-name="Standard">
      <style:text-properties style:font-name="Calibri" fo:language="el" fo:country="GR" officeooo:rsid="00162317" officeooo:paragraph-rsid="00162317"/>
    </style:style>
    <style:style style:name="P13" style:family="paragraph" style:parent-style-name="Standard" style:list-style-name="L1">
      <style:text-properties style:font-name="Calibri" fo:language="el" fo:country="GR" officeooo:rsid="00162317" officeooo:paragraph-rsid="00162317"/>
    </style:style>
    <style:style style:name="P14" style:family="paragraph" style:parent-style-name="Standard">
      <style:text-properties style:font-name="Calibri" fo:font-size="14pt" fo:language="el" fo:country="GR" fo:font-weight="bold" officeooo:rsid="00156aae" officeooo:paragraph-rsid="00156aae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libri" fo:font-size="14pt" fo:language="el" fo:country="GR" fo:font-weight="bold" officeooo:rsid="00162317" officeooo:paragraph-rsid="00162317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libri" fo:font-size="14pt" fo:font-weight="bold" officeooo:paragraph-rsid="00181b09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libri" fo:font-size="14pt" fo:font-weight="normal" officeooo:paragraph-rsid="00181b09" style:font-size-asian="12.25pt" style:font-weight-asian="normal" style:font-size-complex="14pt" style:font-weight-complex="normal"/>
    </style:style>
    <style:style style:name="P18" style:family="paragraph" style:parent-style-name="Standard" style:list-style-name="L13">
      <style:text-properties style:font-name="Calibri" fo:font-size="14pt" fo:font-weight="normal" officeooo:paragraph-rsid="00181b09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Calibri" fo:font-size="14pt" fo:font-weight="normal" officeooo:paragraph-rsid="001bb0aa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Calibri" officeooo:paragraph-rsid="00162317"/>
    </style:style>
    <style:style style:name="P21" style:family="paragraph" style:parent-style-name="Standard" style:list-style-name="L1">
      <style:text-properties style:font-name="Calibri" fo:language="en" fo:country="US" officeooo:rsid="00156aae" officeooo:paragraph-rsid="00156aae"/>
    </style:style>
    <style:style style:name="P22" style:family="paragraph" style:parent-style-name="Standard" style:list-style-name="L1">
      <style:text-properties style:font-name="Calibri" officeooo:paragraph-rsid="00162317"/>
    </style:style>
    <style:style style:name="P23" style:family="paragraph" style:parent-style-name="Standard" style:list-style-name="L1">
      <style:text-properties style:font-name="Calibri" officeooo:paragraph-rsid="00181b09"/>
    </style:style>
    <style:style style:name="P24" style:family="paragraph" style:parent-style-name="Standard" style:list-style-name="L4">
      <style:text-properties style:font-name="Calibri" fo:font-weight="bold" officeooo:paragraph-rsid="00162317" style:font-weight-asian="bold" style:font-weight-complex="bold"/>
    </style:style>
    <style:style style:name="P25" style:family="paragraph" style:parent-style-name="Standard" style:list-style-name="L7">
      <style:text-properties style:font-name="Calibri" officeooo:paragraph-rsid="00181b09"/>
    </style:style>
    <style:style style:name="P26" style:family="paragraph" style:parent-style-name="Standard">
      <style:text-properties style:font-name="Calibri" officeooo:paragraph-rsid="00181b09"/>
    </style:style>
    <style:style style:name="P27" style:family="paragraph" style:parent-style-name="Standard" style:list-style-name="L9">
      <style:text-properties style:font-name="Calibri" officeooo:paragraph-rsid="00181b09"/>
    </style:style>
    <style:style style:name="P28" style:family="paragraph" style:parent-style-name="Standard" style:list-style-name="L11">
      <style:text-properties style:font-name="Calibri" officeooo:paragraph-rsid="00181b09"/>
    </style:style>
    <style:style style:name="P29" style:family="paragraph" style:parent-style-name="Standard" style:list-style-name="L12">
      <style:text-properties style:font-name="Calibri" officeooo:paragraph-rsid="00181b09"/>
    </style:style>
    <style:style style:name="P30" style:family="paragraph" style:parent-style-name="Standard" style:list-style-name="L5">
      <style:text-properties style:font-name="Calibri" officeooo:paragraph-rsid="00181b09"/>
    </style:style>
    <style:style style:name="P31" style:family="paragraph" style:parent-style-name="Standard">
      <style:text-properties style:font-name="Calibri" fo:font-size="12pt" officeooo:paragraph-rsid="00181b09" style:font-size-asian="12pt" style:font-size-complex="12pt"/>
    </style:style>
    <style:style style:name="P32" style:family="paragraph" style:parent-style-name="Standard">
      <style:text-properties style:font-name="Calibri" fo:font-size="12pt" fo:font-weight="bold" officeooo:paragraph-rsid="00181b09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Calibri" fo:font-size="12pt" fo:font-weight="normal" officeooo:paragraph-rsid="00181b09" style:font-size-asian="12pt" style:font-weight-asian="normal" style:font-size-complex="12pt" style:font-weight-complex="normal"/>
    </style:style>
    <style:style style:name="P34" style:family="paragraph" style:parent-style-name="Standard" style:list-style-name="L13">
      <style:text-properties style:font-name="Calibri" fo:font-size="12pt" fo:font-weight="normal" officeooo:paragraph-rsid="00181b09" style:font-size-asian="12pt" style:font-weight-asian="normal" style:font-size-complex="12pt" style:font-weight-complex="normal"/>
    </style:style>
    <style:style style:name="P35" style:family="paragraph" style:parent-style-name="Standard">
      <style:text-properties officeooo:paragraph-rsid="001bb0aa"/>
    </style:style>
    <style:style style:name="P36" style:family="paragraph" style:parent-style-name="Text_20_body" style:list-style-name="L7">
      <style:text-properties style:font-name="Calibri" officeooo:paragraph-rsid="00181b09"/>
    </style:style>
    <style:style style:name="P37" style:family="paragraph" style:parent-style-name="Text_20_body">
      <style:text-properties style:font-name="Calibri" officeooo:paragraph-rsid="00181b09"/>
    </style:style>
    <style:style style:name="P38" style:family="paragraph" style:parent-style-name="Text_20_body" style:list-style-name="L10">
      <style:text-properties style:font-name="Calibri"/>
    </style:style>
    <style:style style:name="P39" style:family="paragraph" style:parent-style-name="Text_20_body" style:list-style-name="L13">
      <style:text-properties style:font-name="Calibri" fo:font-size="14pt" fo:font-weight="normal" officeooo:paragraph-rsid="001a18eb" style:font-size-asian="12.25pt" style:font-weight-asian="normal" style:font-size-complex="14pt" style:font-weight-complex="normal"/>
    </style:style>
    <style:style style:name="P40" style:family="paragraph" style:parent-style-name="Text_20_body" style:list-style-name="L17">
      <style:text-properties style:font-name="Calibri" fo:font-size="14pt" fo:font-weight="normal" officeooo:paragraph-rsid="00181b09" style:font-size-asian="12.25pt" style:font-weight-asian="normal" style:font-size-complex="14pt" style:font-weight-complex="normal"/>
    </style:style>
    <style:style style:name="P41" style:family="paragraph" style:parent-style-name="Text_20_body">
      <style:text-properties style:font-name="Calibri" fo:font-size="14pt" fo:font-weight="normal" officeooo:paragraph-rsid="00181b09" style:font-size-asian="14pt" style:font-weight-asian="normal" style:font-size-complex="14pt" style:font-weight-complex="normal"/>
    </style:style>
    <style:style style:name="P42" style:family="paragraph" style:parent-style-name="Text_20_body">
      <style:text-properties style:font-name="Calibri" fo:font-size="14pt" fo:font-weight="bold" officeooo:paragraph-rsid="00181b09" style:font-size-asian="14pt" style:font-weight-asian="bold" style:font-size-complex="14pt" style:font-weight-complex="bold"/>
    </style:style>
    <style:style style:name="P43" style:family="paragraph" style:parent-style-name="Text_20_body" style:list-style-name="L26">
      <style:text-properties style:font-name="Calibri"/>
    </style:style>
    <style:style style:name="P44" style:family="paragraph" style:parent-style-name="Text_20_body" style:list-style-name="L27">
      <style:text-properties style:font-name="Calibri"/>
    </style:style>
    <style:style style:name="P45" style:family="paragraph" style:parent-style-name="Text_20_body" style:list-style-name="L29">
      <style:text-properties style:font-name="Calibri" officeooo:paragraph-rsid="001d7f0f"/>
    </style:style>
    <style:style style:name="P46" style:family="paragraph" style:parent-style-name="Text_20_body">
      <style:text-properties style:font-name="Calibri" officeooo:paragraph-rsid="001d7f0f"/>
    </style:style>
    <style:style style:name="P47" style:family="paragraph" style:parent-style-name="Text_20_body" style:list-style-name="L30">
      <style:text-properties style:font-name="Calibri" officeooo:paragraph-rsid="001d7f0f"/>
    </style:style>
    <style:style style:name="P48" style:family="paragraph" style:parent-style-name="Text_20_body" style:list-style-name="L31">
      <style:text-properties style:font-name="Calibri" officeooo:paragraph-rsid="001d7f0f"/>
    </style:style>
    <style:style style:name="P49" style:family="paragraph" style:parent-style-name="Text_20_body" style:list-style-name="L32">
      <style:text-properties style:font-name="Calibri" officeooo:paragraph-rsid="001d7f0f"/>
    </style:style>
    <style:style style:name="P50" style:family="paragraph" style:parent-style-name="Text_20_body">
      <style:text-properties style:font-name="Calibri" fo:font-size="16pt" fo:font-weight="bold" officeooo:paragraph-rsid="001d7f0f" style:font-size-asian="16pt" style:font-weight-asian="bold" style:font-size-complex="16pt" style:font-weight-complex="bold"/>
    </style:style>
    <style:style style:name="P51" style:family="paragraph" style:parent-style-name="Text_20_body">
      <style:text-properties style:font-name="Calibri" fo:font-weight="bold" officeooo:paragraph-rsid="001d7f0f" style:font-weight-asian="bold" style:font-weight-complex="bold"/>
    </style:style>
    <style:style style:name="P52" style:family="paragraph" style:parent-style-name="Text_20_body" style:list-style-name="L33">
      <style:text-properties style:font-name="Calibri" fo:font-weight="normal" officeooo:paragraph-rsid="001d7f0f" style:font-weight-asian="normal" style:font-weight-complex="normal"/>
    </style:style>
    <style:style style:name="P53" style:family="paragraph" style:parent-style-name="Text_20_body">
      <style:text-properties style:font-name="Calibri" fo:font-weight="normal" officeooo:paragraph-rsid="001d7f0f" style:font-weight-asian="normal" style:font-weight-complex="normal"/>
    </style:style>
    <style:style style:name="P54" style:family="paragraph" style:parent-style-name="Text_20_body" style:list-style-name="L44">
      <style:text-properties style:font-name="Calibri"/>
    </style:style>
    <style:style style:name="P55" style:family="paragraph" style:parent-style-name="Text_20_body" style:list-style-name="L45">
      <style:text-properties style:font-name="Calibri"/>
    </style:style>
    <style:style style:name="P56" style:family="paragraph" style:parent-style-name="Text_20_body" style:list-style-name="L46">
      <style:text-properties style:font-name="Calibri"/>
    </style:style>
    <style:style style:name="P57" style:family="paragraph" style:parent-style-name="Text_20_body" style:list-style-name="L13">
      <style:text-properties style:font-name="Calibri" fo:font-size="12pt" officeooo:paragraph-rsid="001a18eb" style:font-size-asian="12pt" style:font-size-complex="12pt"/>
    </style:style>
    <style:style style:name="P58" style:family="paragraph" style:parent-style-name="Text_20_body" style:list-style-name="L17">
      <style:text-properties style:font-name="Calibri" fo:font-size="12pt" style:font-size-asian="12pt" style:font-size-complex="12pt"/>
    </style:style>
    <style:style style:name="P59" style:family="paragraph" style:parent-style-name="Text_20_body" style:list-style-name="L22">
      <style:text-properties style:font-name="Calibri" fo:font-size="12pt" style:font-size-asian="12pt" style:font-size-complex="12pt"/>
    </style:style>
    <style:style style:name="P60" style:family="paragraph" style:parent-style-name="Text_20_body">
      <style:text-properties style:font-name="Calibri" fo:font-size="12pt" officeooo:paragraph-rsid="001bb0aa" style:font-size-asian="12pt" style:font-size-complex="12pt"/>
    </style:style>
    <style:style style:name="P61" style:family="paragraph" style:parent-style-name="Text_20_body" style:list-style-name="L24">
      <style:text-properties style:font-name="Calibri" fo:font-size="12pt" style:font-size-asian="12pt" style:font-size-complex="12pt"/>
    </style:style>
    <style:style style:name="P62" style:family="paragraph" style:parent-style-name="Text_20_body" style:list-style-name="L25">
      <style:text-properties style:font-name="Calibri" fo:font-size="12pt" style:font-size-asian="12pt" style:font-size-complex="12pt"/>
    </style:style>
    <style:style style:name="P63" style:family="paragraph" style:parent-style-name="Text_20_body" style:list-style-name="L23">
      <style:text-properties style:font-name="Calibri" fo:font-size="12pt" fo:font-weight="normal" officeooo:paragraph-rsid="00181b09" style:font-size-asian="12pt" style:font-weight-asian="normal" style:font-size-complex="12pt" style:font-weight-complex="normal"/>
    </style:style>
    <style:style style:name="P64" style:family="paragraph" style:parent-style-name="Text_20_body" style:list-style-name="L23">
      <style:text-properties fo:font-size="14pt" fo:font-weight="normal" officeooo:paragraph-rsid="00181b09" style:font-size-asian="14pt" style:font-weight-asian="normal" style:font-size-complex="14pt" style:font-weight-complex="normal"/>
    </style:style>
    <style:style style:name="P65" style:family="paragraph" style:parent-style-name="Text_20_body" style:list-style-name="L33">
      <style:text-properties fo:font-weight="normal" officeooo:paragraph-rsid="001d7f0f" style:font-weight-asian="normal" style:font-weight-complex="normal"/>
    </style:style>
    <style:style style:name="P66" style:family="paragraph" style:parent-style-name="Text_20_body" style:list-style-name="L13">
      <style:text-properties officeooo:paragraph-rsid="001a18eb"/>
    </style:style>
    <style:style style:name="P67" style:family="paragraph" style:parent-style-name="Text_20_body" style:list-style-name="L21"/>
    <style:style style:name="P68" style:family="paragraph" style:parent-style-name="Text_20_body" style:list-style-name="L24"/>
    <style:style style:name="P69" style:family="paragraph" style:parent-style-name="Text_20_body" style:list-style-name="L25"/>
    <style:style style:name="P70" style:family="paragraph" style:parent-style-name="Text_20_body" style:list-style-name="L26"/>
    <style:style style:name="P71" style:family="paragraph" style:parent-style-name="Text_20_body" style:list-style-name="L26">
      <style:text-properties officeooo:paragraph-rsid="001bb0aa"/>
    </style:style>
    <style:style style:name="P72" style:family="paragraph" style:parent-style-name="Text_20_body" style:list-style-name="L27"/>
    <style:style style:name="P73" style:family="paragraph" style:parent-style-name="Text_20_body" style:list-style-name="L27">
      <style:text-properties officeooo:paragraph-rsid="001bb0aa"/>
    </style:style>
    <style:style style:name="P74" style:family="paragraph" style:parent-style-name="Text_20_body" style:list-style-name="L37">
      <style:text-properties officeooo:paragraph-rsid="001d7f0f"/>
    </style:style>
    <style:style style:name="P75" style:family="paragraph" style:parent-style-name="Text_20_body" style:list-style-name="L37"/>
    <style:style style:name="P76" style:family="paragraph" style:parent-style-name="Text_20_body" style:list-style-name="L41">
      <style:text-properties officeooo:paragraph-rsid="001d7f0f"/>
    </style:style>
    <style:style style:name="P77" style:family="paragraph" style:parent-style-name="Text_20_body" style:list-style-name="L41"/>
    <style:style style:name="P78" style:family="paragraph" style:parent-style-name="Text_20_body" style:list-style-name="L44"/>
    <style:style style:name="P79" style:family="paragraph" style:parent-style-name="Text_20_body" style:list-style-name="L44">
      <style:text-properties officeooo:paragraph-rsid="001d7f0f"/>
    </style:style>
    <style:style style:name="P80" style:family="paragraph" style:parent-style-name="Text_20_body" style:list-style-name="L45"/>
    <style:style style:name="P81" style:family="paragraph" style:parent-style-name="Text_20_body" style:list-style-name="L45">
      <style:text-properties officeooo:paragraph-rsid="001d7f0f"/>
    </style:style>
    <style:style style:name="P82" style:family="paragraph" style:parent-style-name="Text_20_body" style:list-style-name="L46"/>
    <style:style style:name="P83" style:family="paragraph" style:parent-style-name="Text_20_body" style:list-style-name="L46">
      <style:text-properties officeooo:paragraph-rsid="001d7f0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2317"/>
    </style:style>
    <style:style style:name="T3" style:family="text">
      <style:text-properties fo:language="en" fo:country="US" officeooo:rsid="001703c5"/>
    </style:style>
    <style:style style:name="T4" style:family="text">
      <style:text-properties fo:language="en" fo:country="US" officeooo:rsid="00181b09"/>
    </style:style>
    <style:style style:name="T5" style:family="text">
      <style:text-properties fo:language="en" fo:country="US" officeooo:rsid="001a18eb"/>
    </style:style>
    <style:style style:name="T6" style:family="text">
      <style:text-properties fo:language="en" fo:country="US" fo:font-weight="normal" officeooo:rsid="001bb0aa" style:font-weight-asian="normal" style:font-weight-complex="normal"/>
    </style:style>
    <style:style style:name="T7" style:family="text">
      <style:text-properties fo:language="en" fo:country="US" fo:font-weight="normal" officeooo:rsid="001a18eb" style:font-weight-asian="normal" style:font-weight-complex="normal"/>
    </style:style>
    <style:style style:name="T8" style:family="text">
      <style:text-properties fo:language="en" fo:country="US" officeooo:rsid="001bb0aa"/>
    </style:style>
    <style:style style:name="T9" style:family="text">
      <style:text-properties fo:language="en" fo:country="US" fo:font-weight="bold" officeooo:rsid="001a18eb" style:font-weight-asian="bold" style:font-weight-complex="bold"/>
    </style:style>
    <style:style style:name="T10" style:family="text">
      <style:text-properties fo:language="en" fo:country="US" officeooo:rsid="001d7f0f"/>
    </style:style>
    <style:style style:name="T11" style:family="text">
      <style:text-properties fo:language="el" fo:country="GR"/>
    </style:style>
    <style:style style:name="T12" style:family="text">
      <style:text-properties fo:language="el" fo:country="GR" officeooo:rsid="00162317"/>
    </style:style>
    <style:style style:name="T13" style:family="text">
      <style:text-properties fo:language="el" fo:country="GR" officeooo:rsid="001703c5"/>
    </style:style>
    <style:style style:name="T14" style:family="text">
      <style:text-properties fo:language="el" fo:country="GR" officeooo:rsid="00181b09"/>
    </style:style>
    <style:style style:name="T15" style:family="text">
      <style:text-properties fo:language="el" fo:country="GR" fo:font-weight="normal" officeooo:rsid="00162317" style:font-weight-asian="normal" style:font-weight-complex="normal"/>
    </style:style>
    <style:style style:name="T16" style:family="text">
      <style:text-properties fo:language="el" fo:country="GR" fo:font-weight="normal" officeooo:rsid="00181b09" style:font-weight-asian="normal" style:font-weight-complex="normal"/>
    </style:style>
    <style:style style:name="T17" style:family="text">
      <style:text-properties fo:language="el" fo:country="GR" fo:font-weight="normal" officeooo:rsid="001bb0aa" style:font-weight-asian="normal" style:font-weight-complex="normal"/>
    </style:style>
    <style:style style:name="T18" style:family="text">
      <style:text-properties fo:language="el" fo:country="GR" fo:font-weight="normal" officeooo:rsid="001a18eb" style:font-weight-asian="normal" style:font-weight-complex="normal"/>
    </style:style>
    <style:style style:name="T19" style:family="text">
      <style:text-properties fo:language="el" fo:country="GR" fo:font-weight="normal" officeooo:rsid="001bb0aa" style:font-size-asian="14pt" style:font-weight-asian="normal" style:font-weight-complex="normal"/>
    </style:style>
    <style:style style:name="T20" style:family="text">
      <style:text-properties fo:language="el" fo:country="GR" fo:font-weight="bold" officeooo:rsid="00162317" style:font-weight-asian="bold" style:font-weight-complex="bold"/>
    </style:style>
    <style:style style:name="T21" style:family="text">
      <style:text-properties fo:language="el" fo:country="GR" fo:font-weight="bold" officeooo:rsid="00181b09" style:font-weight-asian="bold" style:font-weight-complex="bold"/>
    </style:style>
    <style:style style:name="T22" style:family="text">
      <style:text-properties fo:language="el" fo:country="GR" fo:font-weight="bold" officeooo:rsid="001bb0aa" style:font-weight-asian="bold" style:font-weight-complex="bold"/>
    </style:style>
    <style:style style:name="T23" style:family="text">
      <style:text-properties fo:language="el" fo:country="GR" fo:font-weight="bold" officeooo:rsid="001bb0aa" style:font-size-asian="14pt" style:font-weight-asian="bold" style:font-weight-complex="bold"/>
    </style:style>
    <style:style style:name="T24" style:family="text">
      <style:text-properties fo:language="el" fo:country="GR" officeooo:rsid="001a18eb"/>
    </style:style>
    <style:style style:name="T25" style:family="text">
      <style:text-properties fo:language="el" fo:country="GR" officeooo:rsid="00181b09" style:font-size-asian="14pt"/>
    </style:style>
    <style:style style:name="T26" style:family="text">
      <style:text-properties fo:language="el" fo:country="GR" officeooo:rsid="001bb0aa"/>
    </style:style>
    <style:style style:name="T27" style:family="text">
      <style:text-properties fo:language="el" fo:country="GR" officeooo:rsid="001d7f0f"/>
    </style:style>
    <style:style style:name="T28" style:family="text">
      <style:text-properties officeooo:rsid="00181b09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d7f0f" style:font-weight-asian="bold" style:font-weight-complex="bold"/>
    </style:style>
    <style:style style:name="T32" style:family="text">
      <style:text-properties fo:font-size="14pt" fo:language="el" fo:country="GR" officeooo:rsid="00181b09" style:font-size-asian="14pt" style:font-size-complex="14pt"/>
    </style:style>
    <style:style style:name="T33" style:family="text">
      <style:text-properties fo:font-size="14pt" fo:language="el" fo:country="GR" officeooo:rsid="001bb0aa" style:font-size-asian="14pt" style:font-size-complex="14pt"/>
    </style:style>
    <style:style style:name="T34" style:family="text">
      <style:text-properties fo:font-size="14pt" fo:language="el" fo:country="GR" fo:font-weight="normal" officeooo:rsid="001a18eb" style:font-size-asian="14pt" style:font-weight-asian="normal" style:font-size-complex="14pt" style:font-weight-complex="normal"/>
    </style:style>
    <style:style style:name="T35" style:family="text">
      <style:text-properties fo:font-size="14pt" fo:language="el" fo:country="GR" fo:font-weight="normal" officeooo:rsid="001bb0aa" style:font-size-asian="14pt" style:font-weight-asian="normal" style:font-size-complex="14pt" style:font-weight-complex="normal"/>
    </style:style>
    <style:style style:name="T36" style:family="text">
      <style:text-properties fo:font-size="14pt" fo:language="el" fo:country="GR" fo:font-weight="normal" officeooo:rsid="001bb0aa" style:font-size-asian="12.25pt" style:font-weight-asian="normal" style:font-size-complex="14pt" style:font-weight-complex="normal"/>
    </style:style>
    <style:style style:name="T37" style:family="text">
      <style:text-properties fo:font-size="14pt" fo:language="el" fo:country="GR" fo:font-weight="normal" officeooo:rsid="001d7f0f" style:font-size-asian="12.25pt" style:font-weight-asian="normal" style:font-size-complex="14pt" style:font-weight-complex="normal"/>
    </style:style>
    <style:style style:name="T38" style:family="text">
      <style:text-properties fo:font-size="14pt" fo:language="el" fo:country="GR" fo:font-weight="bold" officeooo:rsid="00181b09" style:font-size-asian="14pt" style:font-weight-asian="bold" style:font-size-complex="14pt" style:font-weight-complex="bold"/>
    </style:style>
    <style:style style:name="T39" style:family="text">
      <style:text-properties fo:font-size="14pt" fo:language="el" fo:country="GR" fo:font-weight="bold" officeooo:rsid="00181b09" style:font-size-asian="12.25pt" style:font-weight-asian="bold" style:font-size-complex="14pt" style:font-weight-complex="bold"/>
    </style:style>
    <style:style style:name="T40" style:family="text">
      <style:text-properties fo:font-size="14pt" fo:language="el" fo:country="GR" officeooo:rsid="001d7f0f" style:font-size-asian="12.25pt" style:font-size-complex="14pt"/>
    </style:style>
    <style:style style:name="T41" style:family="text">
      <style:text-properties fo:font-size="14pt" fo:language="en" fo:country="US" officeooo:rsid="001a18eb" style:font-size-asian="14pt" style:font-size-complex="14pt"/>
    </style:style>
    <style:style style:name="T42" style:family="text">
      <style:text-properties fo:font-size="14pt" fo:language="en" fo:country="US" officeooo:rsid="001bb0aa" style:font-size-asian="14pt" style:font-size-complex="14pt"/>
    </style:style>
    <style:style style:name="T43" style:family="text">
      <style:text-properties fo:font-size="14pt" fo:language="en" fo:country="US" fo:font-weight="normal" officeooo:rsid="001a18eb" style:font-size-asian="14pt" style:font-weight-asian="normal" style:font-size-complex="14pt" style:font-weight-complex="normal"/>
    </style:style>
    <style:style style:name="T44" style:family="text">
      <style:text-properties fo:font-size="14pt" fo:language="en" fo:country="US" fo:font-weight="normal" officeooo:rsid="001bb0aa" style:font-size-asian="14pt" style:font-weight-asian="normal" style:font-size-complex="14pt" style:font-weight-complex="normal"/>
    </style:style>
    <style:style style:name="T45" style:family="text">
      <style:text-properties fo:font-size="14pt" fo:language="en" fo:country="US" fo:font-weight="bold" officeooo:rsid="001a18eb" style:font-size-asian="14pt" style:font-weight-asian="bold" style:font-size-complex="14pt" style:font-weight-complex="bold"/>
    </style:style>
    <style:style style:name="T46" style:family="text">
      <style:text-properties style:font-name="Calibri"/>
    </style:style>
    <style:style style:name="T47" style:family="text">
      <style:text-properties style:font-name="Calibri" fo:language="el" fo:country="GR"/>
    </style:style>
    <style:style style:name="T48" style:family="text">
      <style:text-properties style:font-name="Calibri" fo:language="el" fo:country="GR" officeooo:rsid="00162317"/>
    </style:style>
    <style:style style:name="T49" style:family="text">
      <style:text-properties style:font-name="Calibri" fo:language="el" fo:country="GR" fo:font-weight="normal" officeooo:rsid="00162317" style:font-weight-asian="normal" style:font-weight-complex="normal"/>
    </style:style>
    <style:style style:name="T50" style:family="text">
      <style:text-properties style:font-name="Calibri" fo:language="el" fo:country="GR" fo:font-weight="normal" officeooo:rsid="00181b09" style:font-weight-asian="normal" style:font-weight-complex="normal"/>
    </style:style>
    <style:style style:name="T51" style:family="text">
      <style:text-properties style:font-name="Calibri" fo:language="el" fo:country="GR" fo:font-weight="normal" officeooo:rsid="001bb0aa" style:font-weight-asian="normal" style:font-weight-complex="normal"/>
    </style:style>
    <style:style style:name="T52" style:family="text">
      <style:text-properties style:font-name="Calibri" fo:language="el" fo:country="GR" officeooo:rsid="00181b09"/>
    </style:style>
    <style:style style:name="T53" style:family="text">
      <style:text-properties style:font-name="Calibri" fo:language="el" fo:country="GR" officeooo:rsid="001bb0aa"/>
    </style:style>
    <style:style style:name="T54" style:family="text">
      <style:text-properties style:font-name="Calibri" fo:language="el" fo:country="GR" officeooo:rsid="001d7f0f"/>
    </style:style>
    <style:style style:name="T55" style:family="text">
      <style:text-properties style:font-name="Calibri" fo:language="el" fo:country="GR" fo:font-weight="bold" officeooo:rsid="001d7f0f" style:font-weight-asian="bold" style:font-weight-complex="bold"/>
    </style:style>
    <style:style style:name="T56" style:family="text">
      <style:text-properties style:font-name="Calibri" officeooo:rsid="00181b09"/>
    </style:style>
    <style:style style:name="T57" style:family="text">
      <style:text-properties style:font-name="Calibri" fo:language="en" fo:country="US" officeooo:rsid="00181b09"/>
    </style:style>
    <style:style style:name="T58" style:family="text">
      <style:text-properties style:font-name="Calibri" fo:language="en" fo:country="US" fo:font-weight="normal" officeooo:rsid="001bb0aa" style:font-weight-asian="normal" style:font-weight-complex="normal"/>
    </style:style>
    <style:style style:name="T59" style:family="text">
      <style:text-properties style:font-name="Calibri" fo:language="en" fo:country="US" officeooo:rsid="001bb0aa"/>
    </style:style>
    <style:style style:name="T60" style:family="text">
      <style:text-properties style:font-name="Calibri" fo:font-size="14pt" fo:language="el" fo:country="GR" fo:font-weight="bold" officeooo:rsid="00181b09" style:font-size-asian="12.25pt" style:font-weight-asian="bold" style:font-size-complex="14pt" style:font-weight-complex="bold"/>
    </style:style>
    <style:style style:name="T61" style:family="text">
      <style:text-properties style:font-name="Calibri" fo:font-size="14pt" fo:language="el" fo:country="GR" fo:font-weight="normal" officeooo:rsid="001bb0aa" style:font-size-asian="12.25pt" style:font-weight-asian="normal" style:font-size-complex="14pt" style:font-weight-complex="normal"/>
    </style:style>
    <style:style style:name="T62" style:family="text">
      <style:text-properties style:font-name="Calibri" fo:font-size="14pt" fo:language="el" fo:country="GR" fo:font-weight="normal" officeooo:rsid="001d7f0f" style:font-size-asian="12.25pt" style:font-weight-asian="normal" style:font-size-complex="14pt" style:font-weight-complex="normal"/>
    </style:style>
    <style:style style:name="T63" style:family="text">
      <style:text-properties style:font-name="Calibri" fo:font-size="14pt" fo:language="el" fo:country="GR" officeooo:rsid="00181b09" style:font-size-asian="14pt" style:font-size-complex="14pt"/>
    </style:style>
    <style:style style:name="T64" style:family="text">
      <style:text-properties style:font-name="Calibri" fo:font-weight="normal" style:font-weight-asian="normal" style:font-weight-complex="normal"/>
    </style:style>
    <style:style style:name="T65" style:family="text">
      <style:text-properties style:font-name="Calibri" fo:font-weight="bold" style:font-weight-asian="bold" style:font-weight-complex="bold"/>
    </style:style>
    <style:style style:name="T66" style:family="text">
      <style:text-properties style:font-name="Calibri" fo:font-weight="bold" officeooo:rsid="001d7f0f" style:font-weight-asian="bold" style:font-weight-complex="bold"/>
    </style:style>
    <style:style style:name="T67" style:family="text">
      <style:text-properties style:font-name="Calibri" fo:font-size="12pt" fo:language="el" fo:country="GR" style:font-size-asian="12pt" style:font-size-complex="12pt"/>
    </style:style>
    <style:style style:name="T68" style:family="text">
      <style:text-properties style:font-name="Calibri" fo:font-size="12pt" fo:language="el" fo:country="GR" officeooo:rsid="00181b09" style:font-size-asian="12pt" style:font-size-complex="12pt"/>
    </style:style>
    <style:style style:name="T69" style:family="text">
      <style:text-properties style:font-name="Calibri" fo:font-size="12pt" fo:language="el" fo:country="GR" officeooo:rsid="001bb0aa" style:font-size-asian="12pt" style:font-size-complex="12pt"/>
    </style:style>
    <style:style style:name="T70" style:family="text">
      <style:text-properties style:font-name="Calibri" fo:font-size="12pt" fo:language="el" fo:country="GR" fo:font-weight="normal" officeooo:rsid="001bb0aa" style:font-size-asian="12pt" style:font-weight-asian="normal" style:font-size-complex="12pt" style:font-weight-complex="normal"/>
    </style:style>
    <style:style style:name="T71" style:family="text">
      <style:text-properties style:font-name="Calibri" fo:font-size="12pt" style:font-size-asian="12pt" style:font-size-complex="12pt"/>
    </style:style>
    <style:style style:name="T72" style:family="text">
      <style:text-properties style:font-name="Calibri" fo:font-size="12pt" fo:language="en" fo:country="US" officeooo:rsid="001bb0aa" style:font-size-asian="12pt" style:font-size-complex="12pt"/>
    </style:style>
    <style:style style:name="T73" style:family="text">
      <style:text-properties fo:font-size="16pt" fo:language="el" fo:country="GR" fo:font-weight="bold" officeooo:rsid="001bb0aa" style:font-size-asian="16pt" style:font-weight-asian="bold" style:font-size-complex="16pt" style:font-weight-complex="bold"/>
    </style:style>
    <style:style style:name="T74" style:family="text">
      <style:text-properties officeooo:rsid="001d7f0f"/>
    </style:style>
    <style:style style:name="T75" style:family="text">
      <style:text-properties fo:font-size="12pt" style:font-size-asian="12pt" style:font-size-complex="12pt"/>
    </style:style>
    <style:style style:name="T76" style:family="text">
      <style:text-properties fo:font-size="12pt" fo:language="el" fo:country="GR" officeooo:rsid="00181b09" style:font-size-asian="12pt" style:font-size-complex="12pt"/>
    </style:style>
    <style:style style:name="T77" style:family="text">
      <style:text-properties fo:font-size="12pt" fo:language="el" fo:country="GR" fo:font-weight="normal" officeooo:rsid="00181b09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Πελάτης</text:p>
      <text:p text:style-name="P11"/>
      <text:p text:style-name="P14"><text:span text:style-name="T2">Use Case1</text:span>: <text:span text:style-name="T1">make/show friends</text:span></text:p>
      <text:p text:style-name="P14"><text:span text:style-name="T1"/></text:p>
      <text:p text:style-name="P20"><text:span text:style-name="T20">Περιγραφή</text:span><text:span text:style-name="T12">:</text:span><text:span text:style-name="T13">Στο</text:span><text:span text:style-name="T3"> use case1</text:span><text:span text:style-name="T2"> </text:span><text:span text:style-name="T12">ο πελάτης </text:span>μπορεί να<text:span text:style-name="T11"> </text:span><text:span text:style-name="T14">δει</text:span><text:span text:style-name="T11"> </text:span>τη λίστα φίλων του, να προσθέσει νέους φίλους (με αναζήτηση ονόματος/username ή αριθμού τηλεφώνου) ή να αφαιρέσει υπάρχοντες φίλους. </text:p>
      <text:p text:style-name="P12"/>
      <text:p text:style-name="P15">Βασική Ροή</text:p>
      <text:p text:style-name="P11"><text:span text:style-name="T1"/></text:p>
      <text:list xml:id="list3016257271" text:style-name="L1">
        <text:list-item>
          <text:p text:style-name="P21">O <text:span text:style-name="T11">πελάτης πατάει το κουμπί </text:span>make/show friends</text:p>
          <text:p text:style-name="P21"/>
        </text:list-item>
        <text:list-item>
          <text:p text:style-name="P22">Η εφαρμογή εμφανίζει την τρέχουσα λίστα φίλων (ή μήνυμα &lt;&lt;Δεν έχετε φίλους&gt;&gt; εάν είναι κεν<text:span text:style-name="T14">ή)</text:span></text:p>
          <text:p text:style-name="P22"><text:span text:style-name="T14"/></text:p>
        </text:list-item>
        <text:list-item>
          <text:p text:style-name="P13">Ο πελάτης μπορεί να :</text:p>
        </text:list-item>
      </text:list>
      <text:list text:style-name="L4">
        <text:list-item>
          <text:list>
            <text:list-item>
              <text:list>
                <text:list-item>
                  <text:p text:style-name="P5"><text:span text:style-name="Strong_20_Emphasis"><text:span text:style-name="T48">Προσθέσει νέο φίλο</text:span></text:span><text:span text:style-name="T48">. (Μετάβαση στο βήμα 4) </text:span></text:p>
                </text:list-item>
                <text:list-item>
                  <text:p text:style-name="P5"><text:span text:style-name="Strong_20_Emphasis"><text:span text:style-name="T48">Αφαιρέσει υπάρχοντα φίλο</text:span></text:span><text:span text:style-name="T48">. (Μετάβαση στο βήμα 6) </text:span></text:p>
                </text:list-item>
                <text:list-item>
                  <text:p text:style-name="P6"><text:span text:style-name="Strong_20_Emphasis"><text:span text:style-name="T48">Τερματίσει</text:span></text:span><text:span text:style-name="T48"> </text:span><text:span text:style-name="T49">τη διαδικασία (π.χ. πατώντας &lt;&lt;Back&gt;&gt;/&lt;&lt;Close&gt;&gt;). </text:span></text:p>
                  <text:p text:style-name="P24"><text:span text:style-name="T15"/></text:p>
                </text:list-item>
              </text:list>
            </text:list-item>
          </text:list>
        </text:list-item>
      </text:list>
      <text:list xml:id="list214109103660470" text:continue-list="list3016257271" text:style-name="L1">
        <text:list-item>
          <text:p text:style-name="P3"><text:span text:style-name="Strong_20_Emphasis"><text:span text:style-name="T46">(Προσθήκη Νέου Φίλου)</text:span></text:span><text:span text:style-name="T46"> Η εφαρμογή ζητάει από τον πελάτη να εισαγάγει τα κριτήρια αναζήτησης</text:span><text:span text:style-name="T56">(Όνομα/</text:span><text:span text:style-name="T57">username)</text:span><text:span text:style-name="T46">. Αυτή η λειτουργία περιλαμβάνει τ</text:span><text:span text:style-name="T56">ην υποπερίπτωση </text:span><text:span text:style-name="T46"><text:s/></text:span><text:span text:style-name="T65">Search Friends </text:span><text:span text:style-name="T46">(&lt;&lt;include&gt;&gt;). </text:span></text:p>
          <text:p text:style-name="P3"><text:span text:style-name="T46">Αν ο πελάτης θέλει να αναζητήσει </text:span><text:span text:style-name="Strong_20_Emphasis"><text:span text:style-name="T46">με </text:span></text:span><text:span text:style-name="Strong_20_Emphasis"><text:span text:style-name="T56">κριτήριο τον</text:span></text:span><text:span text:style-name="Strong_20_Emphasis"><text:span text:style-name="T46"> αριθμό τηλεφώνου</text:span></text:span><text:span text:style-name="T46">, προχωρά στην </text:span><text:span text:style-name="Strong_20_Emphasis"><text:span text:style-name="T46">Εναλλακτική Ροή 1: Search by number</text:span></text:span><text:span text:style-name="T46">. </text:span></text:p>
          <text:p text:style-name="P13"/>
        </text:list-item>
        <text:list-item>
          <text:p text:style-name="P23"><text:span text:style-name="T12">Μετά την αναζήτηση: </text:span></text:p>
        </text:list-item>
      </text:list>
      <text:list text:style-name="L6">
        <text:list-item>
          <text:list>
            <text:list-item>
              <text:list>
                <text:list-item>
                  <text:p text:style-name="P7"><text:span text:style-name="Strong_20_Emphasis"><text:span text:style-name="T46">Αν βρεθεί χρήστης</text:span></text:span><text:span text:style-name="T46">: Προστίθεται στη λίστα φίλων </text:span><text:span text:style-name="T52">και ε</text:span><text:span text:style-name="T46">μφανίζεται μήνυμα επιβεβαίωσης (“Ο φίλος προστέθηκε επιτυχώς”). </text:span></text:p>
                </text:list-item>
                <text:list-item>
                  <text:p text:style-name="P7"><text:span text:style-name="Strong_20_Emphasis"><text:span text:style-name="T46">Αν δεν βρεθεί χρήστης</text:span></text:span><text:span text:style-name="T46">: Ενεργοποιείται η </text:span><text:span text:style-name="Strong_20_Emphasis"><text:span text:style-name="T46">Εναλλακτική Ροή 2: Can’t find friend</text:span></text:span><text:span text:style-name="T46">. </text:span></text:p>
                </text:list-item>
              </text:list>
            </text:list-item>
          </text:list>
        </text:list-item>
      </text:list>
      <text:list text:continue-list="list214109103660470" text:style-name="L1">
        <text:list-item>
          <text:list>
            <text:list-item>
              <text:list>
                <text:list-header>
                  <text:p text:style-name="P23"><text:span text:style-name="T14">Στη συνέχεια </text:span><text:span text:style-name="T12">η εφαρμογή επιστρέφει στη λίστα φίλων (βήμα 2) </text:span><text:span text:style-name="T14">όπου εμφανίζει την</text:span><text:span text:style-name="T12"> ενημ</text:span><text:span text:style-name="T14">ερωμένη λίστα φίλων.</text:span></text:p>
                  <text:p text:style-name="P23"><text:span text:style-name="T14"/></text:p>
                </text:list-header>
              </text:list>
            </text:list-item>
          </text:list>
        </text:list-item>
        <text:list-item>
          <text:p text:style-name="P4"><text:span text:style-name="Strong_20_Emphasis"><text:span text:style-name="T48">(Αφαίρεση Φίλου)</text:span></text:span><text:span text:style-name="T48"> Ο πελάτης επιλέγει κάποιον φίλο από την υπάρχουσα λίστα. </text:span></text:p>
        </text:list-item>
      </text:list>
      <text:list text:style-name="L7">
        <text:list-item>
          <text:list>
            <text:list-item>
              <text:list>
                <text:list-item>
                  <text:p text:style-name="P25"><text:span text:style-name="T12">Η εφαρμογή αφαιρεί τον φίλο και εμφανίζει μήνυμα επιβεβαίωσης (“Ο φίλος αφαιρέθηκε επιτυχώς”). </text:span></text:p>
                </text:list-item>
                <text:list-item>
                  <text:p text:style-name="P36"><text:span text:style-name="T12">Επιστροφή στη λίστα </text:span><text:span text:style-name="T2">φίλων</text:span><text:span text:style-name="T4">(</text:span><text:span text:style-name="T2">βήμα</text:span><text:span text:style-name="T12"> 2</text:span><text:span text:style-name="T4">)</text:span><text:span text:style-name="T12"> για εμφάνιση της ανανεωμένης λίστας</text:span></text:p>
                </text:list-item>
              </text:list>
            </text:list-item>
          </text:list>
        </text:list-item>
      </text:list>
      <text:p text:style-name="P26"><text:span text:style-name="T12"/></text:p>
      <text:p text:style-name="P16"><text:span text:style-name="T12">Εναλλακτική Ροή 1 : Search by number </text:span></text:p>
      <text:list text:style-name="L9">
        <text:list-header>
          <text:p text:style-name="P27"><text:span text:style-name="T12"/></text:p>
          <text:p text:style-name="P8"><text:span text:style-name="T52">Ενεργοποιείται:</text:span><text:span text:style-name="T48">Στο βήμα 4 της Βασικής Ροής, ο πελάτης επιλέγει να κάνει αναζήτηση φίλου </text:span><text:span text:style-name="Strong_20_Emphasis"><text:span text:style-name="T48">βάσει αριθμού τηλεφώνου</text:span></text:span><text:span text:style-name="T48">. </text:span></text:p>
          <text:p text:style-name="P27"><text:span text:style-name="T12"/></text:p>
        </text:list-header>
        <text:list-item>
          <text:p text:style-name="P27"><text:span text:style-name="T12">Η εφαρμογή ζητά από τον πελάτη να εισαγάγει τον αριθμό τηλεφώνου. </text:span></text:p>
          <text:p text:style-name="P27"><text:span text:style-name="T12"/></text:p>
        </text:list-item>
        <text:list-item>
          <text:p text:style-name="P27"><text:soft-page-break/><text:span text:style-name="T12">Γίνεται αναζήτηση στην βάση δεδομένων του συστήματος (user database) για να βρεθεί ο αντίστοιχος χρήστης. </text:span></text:p>
          <text:p text:style-name="P27"><text:span text:style-name="T12"/></text:p>
        </text:list-item>
        <text:list-item>
          <text:p text:style-name="P27"><text:span text:style-name="T12">Αν βρεθεί </text:span><text:span text:style-name="T14">ο </text:span><text:span text:style-name="T12">χρήστης, </text:span><text:span text:style-name="T14">η ροή</text:span><text:span text:style-name="T12"> επιστρέφει στο βήμα 5 της Βασικής Ροής (προσθήκη φίλου). </text:span></text:p>
          <text:p text:style-name="P27"><text:span text:style-name="T12"/></text:p>
        </text:list-item>
        <text:list-item>
          <text:p text:style-name="P8"><text:span text:style-name="T48">Αν δεν βρεθεί χρήστης, ενεργοποιείται η </text:span><text:span text:style-name="Strong_20_Emphasis"><text:span text:style-name="T48">Εναλλακτική Ροή 2: Can’t find friend</text:span></text:span><text:span text:style-name="T48">. </text:span></text:p>
        </text:list-item>
      </text:list>
      <text:p text:style-name="P26"><text:span text:style-name="T12"/></text:p>
      <text:h text:style-name="P1" text:outline-level="3"><text:span text:style-name="T12">Εναλλακτική Ροή 2 : Can’t find friend</text:span></text:h>
      <text:p text:style-name="P37"><text:span text:style-name="T14"><text:tab/>Ενεργοποιείται:</text:span><text:span text:style-name="T12">Στο βήμα 5 της Βασικής Ροής ή στο βήμα 4 της Εναλλακτικής Ροής 1, όταν η αναζήτηση (είτε με όνομα/username, είτε με τηλέφωνο) δεν αποδίδει κανένα αποτέλεσμα. </text:span></text:p>
      <text:list text:style-name="L10">
        <text:list-header>
          <text:p text:style-name="P38"/>
        </text:list-header>
      </text:list>
      <text:list text:style-name="L11">
        <text:list-item>
          <text:p text:style-name="P28"><text:span text:style-name="T12">Η εφαρμογή εμφανίζει μήνυμα “Δεν βρέθηκε χρήστης με αυτά τα στοιχεία”. </text:span></text:p>
          <text:p text:style-name="P28"><text:span text:style-name="T12"/></text:p>
        </text:list-item>
        <text:list-item>
          <text:p text:style-name="P28"><text:span text:style-name="T12">Ο πελάτης επιλέγει αν θέλει να: </text:span></text:p>
        </text:list-item>
      </text:list>
      <text:list text:style-name="L12">
        <text:list-item>
          <text:list>
            <text:list-item>
              <text:list>
                <text:list-item>
                  <text:p text:style-name="P29"><text:span text:style-name="T12">Προσπαθήσει ξανά (επιστροφή στο βήμα 4 της Βασικής Ροής). </text:span></text:p>
                </text:list-item>
                <text:list-item>
                  <text:p text:style-name="P29"><text:span text:style-name="T12">Τερματίσει τη διαδικασία (επιστροφή στο βήμα 2 ή οριστική έξοδος από το use case). </text:span></text:p>
                </text:list-item>
              </text:list>
            </text:list-item>
          </text:list>
        </text:list-item>
      </text:list>
      <text:p text:style-name="P26"/>
      <text:p text:style-name="P26"/>
      <text:p text:style-name="P26"/>
      <text:p text:style-name="P26"/>
      <text:p text:style-name="P26"/>
      <text:list text:style-name="L5">
        <text:list-item>
          <text:list>
            <text:list-item>
              <text:list>
                <text:list-header>
                  <text:p text:style-name="P30"><text:span text:style-name="T14"/></text:p>
                </text:list-header>
              </text:list>
            </text:list-item>
          </text:list>
        </text:list-item>
      </text:list>
      <text:p text:style-name="P10"><text:span text:style-name="T32">Use Case</text:span><text:span text:style-name="T41">2</text:span><text:span text:style-name="T32">: Order Food</text:span><text:span text:style-name="T14"> </text:span></text:p>
      <text:p text:style-name="P10"><text:span text:style-name="T14"/></text:p>
      <text:p text:style-name="P31"><text:span text:style-name="T21">Περιγραφή</text:span><text:span text:style-name="T9">: </text:span><text:span text:style-name="T18">Στο </text:span><text:span text:style-name="T7">use case2 ο πελάτης </text:span><text:span text:style-name="T18">μπιορεί </text:span><text:span text:style-name="T7">να πραγματοποιήσει μία παραγγελία . Αφού επιλέξει τα επιθυμητά </text:span><text:span text:style-name="T18">πιάτο</text:span><text:span text:style-name="T7">, αποφασίζει αν θα ολοκληρώσει ή αν θα ακυρώσει την παραγγελία. </text:span></text:p>
      <text:p text:style-name="P10"><text:span text:style-name="T14"/></text:p>
      <text:p text:style-name="P16"><text:span text:style-name="T14">Βασική Ροή </text:span></text:p>
      <text:p text:style-name="P32"><text:span text:style-name="T14"/></text:p>
      <text:list text:style-name="L13">
        <text:list-item>
          <text:p text:style-name="P18"><text:span text:style-name="T76">Ο πελάτης πατάει το κουμπί </text:span><text:span text:style-name="Strong_20_Emphasis"><text:span text:style-name="T76">Order Food</text:span></text:span><text:span text:style-name="T76">. </text:span></text:p>
        </text:list-item>
      </text:list>
      <text:p text:style-name="P33"><text:span text:style-name="T14"/></text:p>
      <text:list text:continue-numbering="true" text:style-name="L13">
        <text:list-item>
          <text:p text:style-name="P34"><text:span text:style-name="T14">Η εφαρμογή εμφανίζει </text:span><text:span text:style-name="T24">την</text:span><text:span text:style-name="T14"> λίστα διαθέσιμων </text:span><text:span text:style-name="T24">πιάτων με την </text:span><text:span text:style-name="T14">περιγραφή </text:span><text:span text:style-name="T24">τους</text:span><text:span text:style-name="T14">, </text:span><text:span text:style-name="T24">την </text:span><text:span text:style-name="T14">τιμή </text:span><text:span text:style-name="T24">τους </text:span><text:span text:style-name="T14">κα</text:span><text:span text:style-name="T24">ι την βαθμολογία τους</text:span><text:span text:style-name="T14">.</text:span></text:p>
          <text:p text:style-name="P34"><text:span text:style-name="T14"/></text:p>
        </text:list-item>
        <text:list-item>
          <text:p text:style-name="P34"><text:span text:style-name="T14">Ο πελάτης επιλέγει ένα ή περισσότερα φαγητά που επιθυμεί να παραγγείλει.</text:span></text:p>
          <text:p text:style-name="P34"><text:span text:style-name="T14"/></text:p>
        </text:list-item>
        <text:list-item>
          <text:p text:style-name="P34"><text:span text:style-name="T24">Α</text:span><text:span text:style-name="T14">φού ολοκληρώσει την επιλογή, η εφαρμογή ρωτάει τον πελάτη αν θέλει: </text:span></text:p>
          <text:list>
            <text:list-item>
              <text:list>
                <text:list-item>
                  <text:p text:style-name="P39"><text:span text:style-name="Strong_20_Emphasis"><text:span text:style-name="T76">Να προχωρήσει</text:span></text:span><text:span text:style-name="T76"> στην ολοκλήρωση της παραγγελίας. (Μετάβαση στο βήμα 5)</text:span></text:p>
                </text:list-item>
                <text:list-item>
                  <text:p text:style-name="P66"><text:span text:style-name="Strong_20_Emphasis"><text:span text:style-name="T68">Να ακυρώσει</text:span></text:span><text:span text:style-name="T68"> την παραγγελία. (Μετάβαση στην Εναλλακτική Ροή 1)</text:span></text:p>
                  <text:p text:style-name="P57"><text:span text:style-name="T14"/></text:p>
                </text:list-item>
              </text:list>
            </text:list-item>
          </text:list>
        </text:list-item>
        <text:list-item>
          <text:p text:style-name="P18"><text:soft-page-break/><text:span text:style-name="Strong_20_Emphasis"><text:span text:style-name="T76">Ολοκλήρωση Παραγγελίας:</text:span></text:span><text:span text:style-name="T76"> Εφόσον ο πελάτης επιλέξει να προχωρήσει, η εφαρμογή καλεί την υποπερίπτωση (&lt;&lt;include&gt;&gt;) </text:span><text:span text:style-name="Strong_20_Emphasis"><text:span text:style-name="T76">Place Order</text:span></text:span><text:span text:style-name="Strong_20_Emphasis"><text:span text:style-name="T77">.</text:span></text:span></text:p>
        </text:list-item>
      </text:list>
      <text:list text:style-name="L17">
        <text:list-item>
          <text:list>
            <text:list-item>
              <text:list>
                <text:list-item>
                  <text:p text:style-name="P40"><text:span text:style-name="Strong_20_Emphasis"><text:span text:style-name="T77">Μετά την επιτυχή ολοκλήρωση, εμφανίζεται μήνυμα επιβεβαίωσης (“Η παραγγελία σας ολοκληρώθηκε επιτυχώς”).</text:span></text:span></text:p>
                </text:list-item>
                <text:list-item>
                  <text:p text:style-name="P58">Η ροή τελειώνει και ο πελάτης επιστρέφει στο κυρίως μενού ή στην οθόνη παραγγελιών.</text:p>
                </text:list-item>
              </text:list>
            </text:list-item>
          </text:list>
        </text:list-item>
      </text:list>
      <text:p text:style-name="P17"><text:span text:style-name="Strong_20_Emphasis"><text:span text:style-name="T50"/></text:span></text:p>
      <text:p text:style-name="P17"><text:span text:style-name="Strong_20_Emphasis"><text:span text:style-name="T21">Εναλλακτική Ροή 1</text:span></text:span><text:span text:style-name="Strong_20_Emphasis"><text:span text:style-name="T16">: </text:span></text:span><text:span text:style-name="Strong_20_Emphasis"><text:span text:style-name="T14">Cancel Order</text:span></text:span><text:span text:style-name="Strong_20_Emphasis"><text:span text:style-name="T16"> </text:span></text:span></text:p>
      <text:p text:style-name="P17"><text:span text:style-name="Strong_20_Emphasis"><text:span text:style-name="T58"/></text:span></text:p>
      <text:p text:style-name="P35"><text:span text:style-name="Strong_20_Emphasis"><text:span text:style-name="T70">Ενεργοποίηση: Στο βήμα 4 της Βασικής ροής όταν ο πελάτης επιλέξει να ακυρώσει την παραγγελία.</text:span></text:span></text:p>
      <text:p text:style-name="P35"><text:span text:style-name="Strong_20_Emphasis"><text:span text:style-name="T70"/></text:span></text:p>
      <text:list text:style-name="L21">
        <text:list-item>
          <text:p text:style-name="P67"><text:span text:style-name="Strong_20_Emphasis"><text:span text:style-name="T71">Ροή</text:span></text:span><text:span text:style-name="T71">:</text:span></text:p>
        </text:list-item>
      </text:list>
      <text:list text:style-name="L22">
        <text:list-item>
          <text:list>
            <text:list-item>
              <text:p text:style-name="P59">Η εφαρμογή εμφανίζει μήνυμα (“Η παραγγελία ακυρώθηκε”).</text:p>
            </text:list-item>
            <text:list-item>
              <text:p text:style-name="P59">Η διαδικασία ολοκληρώνεται και ο πελάτης επιστρέφει στο <text:span text:style-name="T26">βήμα 2 της βασική ροής(ή στο </text:span><text:span text:style-name="T8">main menu??)</text:span></text:p>
            </text:list-item>
          </text:list>
        </text:list-item>
      </text:list>
      <text:p text:style-name="P19"><text:span text:style-name="Strong_20_Emphasis"><text:span text:style-name="T51"/></text:span></text:p>
      <text:p text:style-name="P19"><text:span text:style-name="Strong_20_Emphasis"><text:span text:style-name="T51"/></text:span></text:p>
      <text:p text:style-name="P19"><text:span text:style-name="Strong_20_Emphasis"><text:span text:style-name="T23">Use Case: Rates Food</text:span></text:span><text:span text:style-name="Strong_20_Emphasis"><text:span text:style-name="T19"> </text:span></text:span></text:p>
      <text:p text:style-name="P37"><text:span text:style-name="T32"/></text:p>
      <text:p text:style-name="P60"><text:span text:style-name="T21">Περιγραφή</text:span><text:span text:style-name="T8">:Ο πελάτης</text:span><text:span text:style-name="T26"> μπορεί </text:span><text:span text:style-name="T8">να αξιολογήσει</text:span><text:span text:style-name="T26"> τα </text:span><text:span text:style-name="T6">φαγη</text:span><text:span text:style-name="T17">τά</text:span><text:span text:style-name="T8"> που έχει δοκιμάσει, επιλέγοντας μεταξύ 1-3 αστεριών. </text:span></text:p>
      <text:p text:style-name="P37"><text:span text:style-name="T42"/></text:p>
      <text:p text:style-name="P42"><text:span text:style-name="T8">Βασική Ροή </text:span></text:p>
      <text:list xml:id="list4085938823" text:style-name="L23">
        <text:list-item>
          <text:p text:style-name="P64"><text:span text:style-name="T72">Ο πελάτης πατάει το κουμπί </text:span><text:span text:style-name="Strong_20_Emphasis"><text:span text:style-name="T72">Rates Food</text:span></text:span><text:span text:style-name="T72">. </text:span></text:p>
        </text:list-item>
        <text:list-item>
          <text:p text:style-name="P63"><text:span text:style-name="T8">Η εφαρμογή εμφανίζει μια λίστα φαγητών που ο πελάτης έχει παραγγείλει και</text:span><text:span text:style-name="T26"> μπορεί να αξιολογίσει.</text:span><text:span text:style-name="T8"> </text:span></text:p>
        </text:list-item>
        <text:list-item>
          <text:p text:style-name="P63"><text:span text:style-name="T8">Ο πελάτης επιλέγει το φαγητό που θέλει να αξιολογήσει. </text:span></text:p>
        </text:list-item>
        <text:list-item>
          <text:p text:style-name="P63"><text:span text:style-name="T8">Η εφαρμογή ζητάει από τον πελάτη να επιλέξει αριθμό αστεριών (1, 2 ή 3).</text:span></text:p>
          <text:list text:style-name="L24">
            <text:list-item>
              <text:p text:style-name="P68"><text:span text:style-name="Strong_20_Emphasis"><text:span text:style-name="T71">Αν επιλέξει 1 αστέρι</text:span></text:span><text:span text:style-name="T71">, μεταβαίνει στην </text:span><text:span text:style-name="Strong_20_Emphasis"><text:span text:style-name="T71">Εναλλακτική Ροή 1</text:span></text:span><text:span text:style-name="T71">.</text:span></text:p>
            </text:list-item>
            <text:list-item>
              <text:p text:style-name="P68"><text:span text:style-name="Strong_20_Emphasis"><text:span text:style-name="T71">Αν επιλέξει 2 αστέρια</text:span></text:span><text:span text:style-name="T71">, μεταβαίνει στην </text:span><text:span text:style-name="Strong_20_Emphasis"><text:span text:style-name="T71">Εναλλακτική Ροή 2</text:span></text:span><text:span text:style-name="T71">.</text:span></text:p>
            </text:list-item>
            <text:list-item>
              <text:p text:style-name="P68"><text:span text:style-name="Strong_20_Emphasis"><text:span text:style-name="T71">Αν επιλέξει 3 αστέρια</text:span></text:span><text:span text:style-name="T71">, μεταβαίνει στην </text:span><text:span text:style-name="Strong_20_Emphasis"><text:span text:style-name="T71">Εναλλακτική Ροή 3</text:span></text:span><text:span text:style-name="T71">.</text:span></text:p>
            </text:list-item>
          </text:list>
        </text:list-item>
        <text:list-item text:style-override="L24">
          <text:p text:style-name="P61">Μετά τη βαθμολόγηση, η εφαρμογή αποθηκεύει την αξιολόγηση και εμφανίζει μήνυμα επιβεβαίωσης (π.χ. &lt;&lt;Η αξιολόγησή σας καταχωρήθηκε&gt;&gt;).</text:p>
        </text:list-item>
        <text:list-item text:style-override="L24">
          <text:p text:style-name="P61"><text:soft-page-break/>Ο πελάτης μπορεί να αξιολογήσει επιπλέον φαγητά ή να τερματίσει τη διαδικασία.</text:p>
        </text:list-item>
      </text:list>
      <text:h text:style-name="Heading_20_3" text:outline-level="3"><text:span text:style-name="T46">Εναλλακτική Ροή 1 : </text:span><text:span text:style-name="Strong_20_Emphasis"><text:span text:style-name="T46">1 Star Review</text:span></text:span></text:h>
      <text:list text:style-name="L25">
        <text:list-item>
          <text:p text:style-name="P69"><text:span text:style-name="Strong_20_Emphasis"><text:span text:style-name="T69">Ενεργοποίηση</text:span></text:span><text:span text:style-name="T71">: Στο βήμα 4 της Βασικής Ροής όταν ο πελάτης </text:span><text:span text:style-name="T67">επιλέ</text:span><text:span text:style-name="T69">ξ</text:span><text:span text:style-name="T67">ει</text:span><text:span text:style-name="T71"> 1 αστέρι.</text:span></text:p>
        </text:list-item>
        <text:list-item>
          <text:p text:style-name="P69"><text:span text:style-name="Strong_20_Emphasis"><text:span text:style-name="T71">Ροή</text:span></text:span><text:span text:style-name="T71">:</text:span></text:p>
          <text:list>
            <text:list-item>
              <text:p text:style-name="P62">Η εφαρμογή <text:span text:style-name="T74">(</text:span>προαιρετικά<text:span text:style-name="T74">) </text:span>ζητάει από τον πελάτη να<text:span text:style-name="T11"> γράψε</text:span>ι <text:span text:style-name="T27">ένα σχόλιο</text:span>(π.χ. &lt;&lt;Τι δεν σας άρεσε;&gt;&gt;).</text:p>
            </text:list-item>
            <text:list-item>
              <text:p text:style-name="P62">Η αξιολόγηση <text:span text:style-name="T27">1 αστεριού </text:span>αποθηκεύεται.</text:p>
            </text:list-item>
            <text:list-item>
              <text:p text:style-name="P62">Επιστροφή στο βήμα 5 της Βασικής Ροής.</text:p>
            </text:list-item>
          </text:list>
        </text:list-item>
      </text:list>
      <text:h text:style-name="Heading_20_3" text:outline-level="3"><text:span text:style-name="T46">Εναλλακτική Ροή 2: </text:span><text:span text:style-name="Strong_20_Emphasis"><text:span text:style-name="T46">2 Stars Review</text:span></text:span></text:h>
      <text:list xml:id="list2140910815" text:style-name="L26">
        <text:list-item>
          <text:p text:style-name="P71"><text:span text:style-name="Strong_20_Emphasis"><text:span text:style-name="T53">Ενεργοποίηση</text:span></text:span><text:span text:style-name="T46">: Στο βήμα 4 της Βασικής Ροής όταν ο πελάτης επιλέγει 2 αστέρια.</text:span></text:p>
        </text:list-item>
        <text:list-item>
          <text:p text:style-name="P70"><text:span text:style-name="Strong_20_Emphasis"><text:span text:style-name="T46">Ροή</text:span></text:span><text:span text:style-name="T46">:</text:span></text:p>
        </text:list-item>
      </text:list>
      <text:list text:style-name="L30">
        <text:list-item>
          <text:list>
            <text:list-item>
              <text:p text:style-name="P47">Η εφαρμογή <text:span text:style-name="T74">(</text:span>προαιρετικά<text:span text:style-name="T74">) </text:span>ζητάει από τον πελάτη να<text:span text:style-name="T11"> γράψε</text:span>ι <text:span text:style-name="T27">ένα σχόλιο</text:span></text:p>
            </text:list-item>
          </text:list>
        </text:list-item>
      </text:list>
      <text:list text:style-name="L29">
        <text:list-item>
          <text:list>
            <text:list-item>
              <text:p text:style-name="P45">Η αξιολόγηση <text:span text:style-name="T27">2 αστεριών </text:span>αποθηκεύεται.</text:p>
            </text:list-item>
          </text:list>
        </text:list-item>
      </text:list>
      <text:list text:continue-list="list2140910815" text:style-name="L26">
        <text:list-item>
          <text:list>
            <text:list-item>
              <text:p text:style-name="P43">Επιστροφή στο βήμα 5 της Βασικής Ροής.</text:p>
            </text:list-item>
          </text:list>
        </text:list-item>
      </text:list>
      <text:h text:style-name="Heading_20_3" text:outline-level="3"><text:span text:style-name="T46">Εναλλακτική Ροή 3: </text:span><text:span text:style-name="Strong_20_Emphasis"><text:span text:style-name="T46">3 Stars Review</text:span></text:span></text:h>
      <text:list xml:id="list4038410940" text:style-name="L27">
        <text:list-item>
          <text:p text:style-name="P73"><text:span text:style-name="Strong_20_Emphasis"><text:span text:style-name="T53">Ενεργοποίηση</text:span></text:span><text:span text:style-name="T46">: Στο βήμα 4 της Βασικής Ροής όταν ο πελάτης επιλέγει 3 αστέρια.</text:span></text:p>
        </text:list-item>
        <text:list-item>
          <text:p text:style-name="P72"><text:span text:style-name="Strong_20_Emphasis"><text:span text:style-name="T46">Ροή</text:span></text:span><text:span text:style-name="T46">:</text:span></text:p>
        </text:list-item>
      </text:list>
      <text:list text:style-name="L31">
        <text:list-item>
          <text:list>
            <text:list-item>
              <text:p text:style-name="P48">Η εφαρμογή <text:span text:style-name="T74">(</text:span>προαιρετικά<text:span text:style-name="T74">) </text:span>ζητάει από τον πελάτη να<text:span text:style-name="T11"> γράψε</text:span>ι <text:span text:style-name="T27">ένα σχόλιο</text:span></text:p>
            </text:list-item>
          </text:list>
        </text:list-item>
      </text:list>
      <text:list text:style-name="L32">
        <text:list-item>
          <text:list>
            <text:list-item>
              <text:p text:style-name="P49">Η αξιολόγηση<text:span text:style-name="T11"> </text:span><text:span text:style-name="T27">3 αστεριών </text:span>αποθηκεύεται.</text:p>
            </text:list-item>
          </text:list>
        </text:list-item>
      </text:list>
      <text:list text:continue-list="list4038410940" text:style-name="L27">
        <text:list-item>
          <text:list>
            <text:list-item>
              <text:p text:style-name="P44">Επιστροφή στο βήμα 5 της Βασικής Ροής.</text:p>
            </text:list-item>
          </text:list>
        </text:list-item>
      </text:list>
      <text:p text:style-name="P41"><text:span text:style-name="T8"/></text:p>
      <text:p text:style-name="P50"><text:span text:style-name="T8">Use Case</text:span><text:span text:style-name="T27">4</text:span><text:span text:style-name="T8">: Search Food </text:span></text:p>
      <text:p text:style-name="P46"><text:span text:style-name="T39">Περιγραφή</text:span><text:span text:style-name="T37">:Ο πελάτης μπορεί να δει και να ταξινομήσει τη λίστα διαθέσιμων φαγητών με διαφορετικά κριτήρια (βαθμολογία, αλφαβητικά, τιμή). </text:span></text:p>
      <text:p text:style-name="P46"><text:span text:style-name="T37"/></text:p>
      <text:p text:style-name="P51"><text:span text:style-name="T40">Βασική Ροή </text:span></text:p>
      <text:list xml:id="list1538378796" text:style-name="L33">
        <text:list-item>
          <text:p text:style-name="P65"><text:span text:style-name="T46">Ο πελάτης πατάει το κουμπί </text:span><text:span text:style-name="Strong_20_Emphasis"><text:span text:style-name="T46">Search Food</text:span></text:span><text:span text:style-name="T46">. </text:span></text:p>
        </text:list-item>
        <text:list-item>
          <text:p text:style-name="P52"><text:soft-page-break/>Η εφαρμογή εμφανίζει μια λίστα διαθέσιμων φαγητών. </text:p>
        </text:list-item>
        <text:list-item>
          <text:p text:style-name="P52">Ο πελάτης επιλέγει το κριτήριο ταξινόμησης ή φιλτραρίσματος: </text:p>
        </text:list-item>
      </text:list>
      <text:list text:style-name="L37">
        <text:list-item>
          <text:list>
            <text:list-item>
              <text:list>
                <text:list-item>
                  <text:p text:style-name="P74"><text:span text:style-name="Strong_20_Emphasis"><text:span text:style-name="T46">Βαθμολογία</text:span></text:span><text:span text:style-name="T64"> (Rating)</text:span></text:p>
                </text:list-item>
                <text:list-item>
                  <text:p text:style-name="P75"><text:span text:style-name="Strong_20_Emphasis"><text:span text:style-name="T46">Αλφαβητικά</text:span></text:span><text:span text:style-name="T46"> (Alphabetically)</text:span></text:p>
                </text:list-item>
                <text:list-item>
                  <text:p text:style-name="P75"><text:span text:style-name="Strong_20_Emphasis"><text:span text:style-name="T46">Τιμή</text:span></text:span><text:span text:style-name="T46"> (Cheapest to Most expensive)</text:span></text:p>
                </text:list-item>
              </text:list>
            </text:list-item>
          </text:list>
        </text:list-item>
      </text:list>
      <text:list xml:id="list214108142702862" text:continue-list="list1538378796" text:style-name="L33">
        <text:list-item>
          <text:p text:style-name="P52">Ανάλογα με την επιλογή, ακολουθεί η αντίστοιχη Εναλλακτική Ροή:</text:p>
        </text:list-item>
      </text:list>
      <text:list text:style-name="L41">
        <text:list-item>
          <text:list>
            <text:list-item>
              <text:list>
                <text:list-item>
                  <text:p text:style-name="P76"><text:span text:style-name="Strong_20_Emphasis"><text:span text:style-name="T46">Εναλλακτική Ροή 1</text:span></text:span><text:span text:style-name="T64">: By Rating</text:span></text:p>
                </text:list-item>
                <text:list-item>
                  <text:p text:style-name="P77"><text:span text:style-name="Strong_20_Emphasis"><text:span text:style-name="T46">Εναλλακτική Ροή 2</text:span></text:span><text:span text:style-name="T46">: Alphabetically</text:span></text:p>
                </text:list-item>
                <text:list-item>
                  <text:p text:style-name="P77"><text:span text:style-name="Strong_20_Emphasis"><text:span text:style-name="T46">Εναλλακτική Ροή 3</text:span></text:span><text:span text:style-name="T46">: Cheapest to Most expensive</text:span></text:p>
                </text:list-item>
              </text:list>
            </text:list-item>
          </text:list>
        </text:list-item>
      </text:list>
      <text:list text:continue-list="list214108142702862" text:style-name="L33">
        <text:list-item>
          <text:p text:style-name="P52">Η εφαρμογή ταξινομεί- φιλτράρει τα φαγητά με βάση το επιλεγμένο κριτήριο και εμφανίζει τη νέα λίστα. </text:p>
        </text:list-item>
        <text:list-item>
          <text:p text:style-name="P52">Ο πελάτης μπορεί να επιλέξει κάποιο φαγητό για περισσότερες λεπτομέρειες ή να επιστρέψει στο <text:span text:style-name="T74">main menu(</text:span><text:span text:style-name="T27">ή να επιλέξει φαγητό και να πάει στο </text:span><text:span text:style-name="T10">order food??)</text:span>. </text:p>
        </text:list-item>
      </text:list>
      <text:p text:style-name="P53"/>
      <text:h text:style-name="P2" text:outline-level="3"><text:span text:style-name="T65">Εναλλακτική Ροή 1</text:span><text:span text:style-name="T66">:</text:span><text:span text:style-name="T46"> </text:span><text:span text:style-name="Strong_20_Emphasis"><text:span text:style-name="T46">By Rating</text:span></text:span></text:h>
      <text:list text:style-name="L44">
        <text:list-item>
          <text:p text:style-name="P79"><text:span text:style-name="Strong_20_Emphasis"><text:span text:style-name="T53">Ενεργοποίηση</text:span></text:span><text:span text:style-name="T46">: Στο βήμα 3 της Βασικής Ροής όταν ο πελάτης </text:span><text:span text:style-name="T47">επιλέ</text:span><text:span text:style-name="T54">ξ</text:span><text:span text:style-name="T47">ει</text:span><text:span text:style-name="T46"> ταξινόμηση </text:span><text:span text:style-name="Strong_20_Emphasis"><text:span text:style-name="T46">με βάση τη βαθμολογία</text:span></text:span><text:span text:style-name="T46">.</text:span></text:p>
        </text:list-item>
        <text:list-item>
          <text:p text:style-name="P78"><text:span text:style-name="Strong_20_Emphasis"><text:span text:style-name="T46">Ροή</text:span></text:span><text:span text:style-name="T46">:</text:span></text:p>
          <text:list>
            <text:list-item>
              <text:p text:style-name="P54">Η εφαρμογή εμφανίζει τα φαγητά ταξινομημένα π.χ. από τα υψηλότερα προς τα χαμηλότερα σε βαθμολογία (ή αντίστροφα).</text:p>
            </text:list-item>
            <text:list-item>
              <text:p text:style-name="P54">Επιστροφή στο βήμα 5 της Βασικής Ροής.</text:p>
            </text:list-item>
          </text:list>
        </text:list-item>
      </text:list>
      <text:h text:style-name="Heading_20_3" text:outline-level="3"><text:span text:style-name="T46">Εναλλακτική Ροή 2: </text:span><text:span text:style-name="Strong_20_Emphasis"><text:span text:style-name="T46">Alphabetically</text:span></text:span></text:h>
      <text:list text:style-name="L45">
        <text:list-item>
          <text:p text:style-name="P81"><text:span text:style-name="Strong_20_Emphasis"><text:span text:style-name="T53">Ενεργοποίηση</text:span></text:span><text:span text:style-name="T46">: Στο βήμα 3 της Βασικής Ροής όταν ο πελάτης </text:span><text:span text:style-name="T47">επιλέ</text:span><text:span text:style-name="T54">ξ</text:span><text:span text:style-name="T47">ει</text:span><text:span text:style-name="T46"> ταξινόμηση </text:span><text:span text:style-name="Strong_20_Emphasis"><text:span text:style-name="T46">αλφαβητικά</text:span></text:span><text:span text:style-name="T46">.</text:span></text:p>
        </text:list-item>
        <text:list-item>
          <text:p text:style-name="P80"><text:span text:style-name="Strong_20_Emphasis"><text:span text:style-name="T46">Ροή</text:span></text:span><text:span text:style-name="T46">:</text:span></text:p>
          <text:list>
            <text:list-item>
              <text:p text:style-name="P55">Η εφαρμογή εμφανίζει τα φαγητά σε αλφαβητική σειρά (Α→Ω ή A→Z).</text:p>
            </text:list-item>
            <text:list-item>
              <text:p text:style-name="P55">Επιστροφή στο βήμα 5 της Βασικής Ροής.</text:p>
            </text:list-item>
          </text:list>
        </text:list-item>
      </text:list>
      <text:h text:style-name="Heading_20_3" text:outline-level="3"><text:soft-page-break/><text:span text:style-name="T46">Εναλλακτική Ροή 3 : </text:span><text:span text:style-name="Strong_20_Emphasis"><text:span text:style-name="T46">Cheapest to Most expensive</text:span></text:span></text:h>
      <text:list text:style-name="L46">
        <text:list-item>
          <text:p text:style-name="P83"><text:span text:style-name="Strong_20_Emphasis"><text:span text:style-name="T53">Ενεργοποίηση</text:span></text:span><text:span text:style-name="T46">: Στο βήμα 3 της Βασικής Ροής όταν ο πελάτης </text:span><text:span text:style-name="T47">επιλέ</text:span><text:span text:style-name="T54">ξ</text:span><text:span text:style-name="T47">ει</text:span><text:span text:style-name="T46"> ταξινόμηση </text:span><text:span text:style-name="T55">με</text:span><text:span text:style-name="T54"> </text:span><text:span text:style-name="Strong_20_Emphasis"><text:span text:style-name="T46">βάσ</text:span></text:span><text:span text:style-name="Strong_20_Emphasis"><text:span text:style-name="T54">η</text:span></text:span><text:span text:style-name="Strong_20_Emphasis"><text:span text:style-name="T46"> </text:span></text:span><text:span text:style-name="Strong_20_Emphasis"><text:span text:style-name="T54">την </text:span></text:span><text:span text:style-name="Strong_20_Emphasis"><text:span text:style-name="T46">τιμή</text:span></text:span><text:span text:style-name="T46">.</text:span></text:p>
        </text:list-item>
        <text:list-item>
          <text:p text:style-name="P82"><text:span text:style-name="Strong_20_Emphasis"><text:span text:style-name="T46">Ροή</text:span></text:span><text:span text:style-name="T46">:</text:span></text:p>
          <text:list>
            <text:list-item>
              <text:p text:style-name="P56">Η εφαρμογή εμφανίζει τα φαγητά σε σειρά από το φθηνότερο στο ακριβότερο.</text:p>
            </text:list-item>
            <text:list-item>
              <text:p text:style-name="P56">Επιστροφή στο βήμα 5 της Βασικής Ροής.</text:p>
            </text:list-item>
          </text:list>
        </text:list-item>
      </text:list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9T19:52:22.652000000</meta:creation-date>
    <dc:date>2025-03-29T21:41:07.043000000</dc:date>
    <meta:editing-duration>PT7M57S</meta:editing-duration>
    <meta:editing-cycles>1</meta:editing-cycles>
    <meta:document-statistic meta:table-count="0" meta:image-count="0" meta:object-count="0" meta:page-count="6" meta:paragraph-count="111" meta:word-count="1124" meta:character-count="6848" meta:non-whitespace-character-count="5872"/>
    <meta:generator>LibreOffice/24.2.5.2$Windows_X86_64 LibreOffice_project/bffef4ea93e59bebbeaf7f431bb02b1a39ee8a59</meta:generator>
  </office:meta>
</office:document-meta>
</file>